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bdd9" officeooo:paragraph-rsid="001eb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ng Data and Other Entities</text:p>
      <text:p text:style-name="P1">Prof. McMillan</text:p>
      <text:p text:style-name="P1"><text:s/></text:p>
      <text:p text:style-name="P1"><text:s text:c="12"/>Since the early days of systems analysis, it has been recognized that a formal listing of system data is necessary to fully describe requirements. <text:s/>The "classical" data dictionary defined data using the symbols "=" for "is defined as", "+" for "concatenate", "|" for "or" (inside "[ <text:s/>]"), "( <text:s/>)" for optional, and "{ <text:s/>}" for repetition. <text:s/>For example:</text:p>
      <text:p text:style-name="P1"><text:s/></text:p>
      <text:p text:style-name="P1"><text:s text:c="12"/>report_card = name + term + { course_result }</text:p>
      <text:p text:style-name="P1"><text:s text:c="12"/>name = first_name + middle_name + last_name + ( previous_last_name )</text:p>
      <text:p text:style-name="P1"><text:s text:c="12"/>course_result = course_num + [ credit_grade | <text:s/>non_credit_grade ] + ( comment )</text:p>
      <text:p text:style-name="P1"><text:s text:c="12"/>credit_grade = [ A | B | C | D ]</text:p>
      <text:p text:style-name="P1"><text:s text:c="12"/>non_credit_grade = [ E | I | W ]</text:p>
      <text:p text:style-name="P1"><text:s text:c="12"/>first_name = character_string</text:p>
      <text:p text:style-name="P1"><text:s text:c="12"/>... and so on</text:p>
      <text:p text:style-name="P1"><text:s/></text:p>
      <text:p text:style-name="P1">This notation is kind of like BNF, which can be used as well. <text:s/>Either one helps you to communicate with clients. <text:s/>The definitions are abstract and are ultimately broken down into primitives such as integer, floating, string, and enumerated types. <text:s/>At this point, no commitments are made concerning exact representation in the computer. <text:s/>Definitions are provided for all data that the user will be able to see or manipulate. <text:s/>(Some data are purely internal to the system, and need not be defined in the dictionary. <text:s/>At this point, you don't know what those internal data will be anyway.)</text:p>
      <text:p text:style-name="P1"><text:s/></text:p>
      <text:p text:style-name="P1"><text:s text:c="12"/>Data can also be defined in a table, using more textual definitions:</text:p>
      <text:p text:style-name="P1"><text:s/></text:p>
      <text:p text:style-name="P1">Item <text:s text:c="28"/>Description <text:s text:c="30"/>Components</text:p>
      <text:p text:style-name="P1"><text:s/></text:p>
      <text:p text:style-name="P1">report_card <text:s text:c="17"/>Grade report for 1 term <text:s text:c="11"/>name</text:p>
      <text:p text:style-name="P1"><text:s text:c="84"/>term</text:p>
      <text:p text:style-name="P1"><text:s text:c="84"/>list of course_result</text:p>
      <text:p text:style-name="P1"><text:s/></text:p>
      <text:p text:style-name="P1">name <text:s text:c="27"/>Student name <text:s text:c="27"/>first_name</text:p>
      <text:p text:style-name="P1"><text:s text:c="84"/>middle_name</text:p>
      <text:p text:style-name="P1"><text:s text:c="84"/>last_name</text:p>
      <text:p text:style-name="P1"><text:s text:c="84"/>optional previous_last_name</text:p>
      <text:p text:style-name="P1"><text:s/></text:p>
      <text:p text:style-name="P1">course_result <text:s text:c="15"/>Grade earned in 1 course <text:s text:c="9"/>course_num</text:p>
      <text:p text:style-name="P1"><text:s text:c="84"/>one of: <text:s text:c="12"/>credit_grade,</text:p>
      <text:p text:style-name="P1"><text:s text:c="96"/>non_credit_grade</text:p>
      <text:p text:style-name="P1"><text:s text:c="84"/>optional comment</text:p>
      <text:p text:style-name="P1">....etc.</text:p>
      <text:p text:style-name="P1"><text:s/></text:p>
      <text:p text:style-name="P1">Non-technical clients can understand the tabular form with minimal explanation and the descriptions are helpful.</text:p>
      <text:p text:style-name="P1"><text:s/></text:p>
      <text:p text:style-name="P1"><text:s text:c="12"/>Yet another way to define data, especially for traditional relational data bases, is entity-relation diagrams. <text:s/>We won't cover those here because they're handled in data base classes and UML has notation that obviates them.</text:p>
      <text:p text:style-name="P1"><text:s/></text:p>
      <text:p text:style-name="P1"><text:soft-page-break/><text:s text:c="12"/>As useful as the above styles of data dictionary are, times have passed them by. <text:s/>In this modern age of objects, a purely data-oriented approach fails to capture the software engineer's conception of system components. <text:s/>Here, we run into a conundrum: <text:s/>How early do you start to form the system into classes and objects, and how much do you involve the client in object-oriented thinking? <text:s/>UML provides no way to define data but class diagrams, thus seeming to presume that the client can understand them. <text:s/>In many cases this may be true, but some software engineers (including some who were taking this class) have found that this is not always so. <text:s/>Even if the client can understand class diagrams, those diagrams don't provide much of a description of the data. <text:s/>Another drawback to the use of class diagrams for understanding data is that they are often provided in a diagram that also presents various associations between classes, making them even more difficult for the client to figure out. <text:s/>Yet another pitfall is that the requirements may be a bit early to forge our ideas about class definitions into iron.</text:p>
      <text:p text:style-name="P1"><text:s/></text:p>
      <text:p text:style-name="P1"><text:s text:c="12"/>So we need some intuitive way to define data that is not inconsistent with an object-oriented design. <text:s/>In fact, we'd like it to be downright friendly toward object-oriented thinking. <text:s/>The tabular dictionary is easiest to bend to this purpose. <text:s/>We can group all data within one object together and list with those components the behaviors (methods, functions) that will operate on them. <text:s/>(The behaviors can be described elsewhere.) <text:s/>Why not just use class diagram, if we're organizing them in a similar way? <text:s/>The answer is that this approach does not require data to be grouped into objects. <text:s/>Especially as you are drafting the dictionary and getting feedback from the client, you might want to have some data "free-floating", i.e., not included in any object and not necessarily objects themselves. <text:s/>If, by the end of the requirements phase, you have everything organized nicely into classes, then it certainly makes sense to add class diagrams to the requirements document.</text:p>
      <text:p text:style-name="P1"><text:s/></text:p>
      <text:p text:style-name="P1"><text:s text:c="12"/>There are other things besides data that you might want to define in a handy location. <text:s/>The data dictionary can be expanded into a general glossary of data and other terms. <text:s/>In a glossary, you can define domain terms that are not data, special pieces of hardware, or external software systems. <text:s/>(Even users could be defined in the glossary, but we have a special section in the requirements document for them.) <text:s/>Some examples:</text:p>
      <text:p text:style-name="P1"><text:s/></text:p>
      <text:p text:style-name="P1">heat sensor <text:s text:c="14"/>A device about 4 cm by 4 cm that converts ambient temperature into digital values. <text:s/>Usually implanted in a wall of a museum gallery.</text:p>
      <text:p text:style-name="P1"><text:s/></text:p>
      <text:p text:style-name="P1">course <text:s text:c="21"/>A 7.5 or 15-week instructional unit taught by one instructor. <text:s/>Meetings may be in a classroom or over the Internet.</text:p>
      <text:p text:style-name="P1"><text:s/></text:p>
      <text:p text:style-name="P1">operating system <text:s text:c="5"/>The software that manages the computer's resources and supervises the running of applications. <text:s/>Examples are Windows and the Mac OS.</text:p>
      <text:p text:style-name="P1"><text:s/></text:p>
      <text:p text:style-name="P1">If there are a lot of non-data terms, the glossary can be separated from the data dictionary.</text:p>
      <text:p text:style-name="P1"><text:s/></text:p>
      <text:p text:style-name="P1"/>
      <text:p text:style-name="P1">Exercises:</text:p>
      <text:p text:style-name="P1"><text:s/></text:p>
      <text:p text:style-name="P1"><text:s text:c="12"/>1. What in UML substitutes for entity-relationship diagrams?</text:p>
      <text:p text:style-name="P1"><text:s/></text:p>
      <text:p text:style-name="P1"><text:s text:c="12"/>2. Using the tabular data dictionary method, give three related entries for a word processing program like Word.</text:p>
      <text:p text:style-name="P1"><text:s/></text:p>
      <text:p text:style-name="P1"><text:soft-page-break/><text:s text:c="12"/>3. What are two advantages and two disadvantages of using UML class hierarchy diagrams as the sole data dictionary?</text:p>
      <text:p text:style-name="P1"><text:s/></text:p>
      <text:p text:style-name="P1"><text:s text:c="12"/>4. What is the difference between a data dictionary and a glossary. <text:s/>Give some examples from the domain of spreadsheet programs like Excel.</text:p>
      <text:p text:style-name="P1"><text:s/></text:p>
      <text:p text:style-name="P1"><text:s text:c="12"/>5. Provide a plausible translation into BNF of the example tabular data dictionary entries (report_card, name, course_result) given in the discussion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0:25.361082000</meta:creation-date>
    <dc:date>2015-05-03T14:30:52.107760000</dc:date>
    <meta:editing-duration>PT26S</meta:editing-duration>
    <meta:editing-cycles>1</meta:editing-cycles>
    <meta:document-statistic meta:table-count="0" meta:image-count="0" meta:object-count="0" meta:page-count="3" meta:paragraph-count="63" meta:word-count="916" meta:character-count="6715" meta:non-whitespace-character-count="4663"/>
    <meta:generator>LibreOffice/4.3.7.2$MacOSX_X86_64 LibreOffice_project/8a35821d8636a03b8bf4e15b48f59794652c68ba</meta:generator>
  </office:meta>
</office:document-meta>
</file>